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9.53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5.084cm" fo:min-width="9.914cm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9.406cm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9.025cm"/>
    </style:style>
    <style:style style:name="gr6" style:family="graphic" style:parent-style-name="standard">
      <style:graphic-properties draw:textarea-horizontal-align="justify" draw:textarea-vertical-align="middle" draw:auto-grow-height="false" fo:min-height="2.703cm" fo:min-width="11.057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0000" fo:font-weight="bold"/>
    </style:style>
    <style:style style:name="P4" style:family="paragraph">
      <style:paragraph-properties fo:text-align="center"/>
      <style:text-properties fo:color="#000000" fo:letter-spacing="normal" fo:font-weight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fo:letter-spacing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033cm" svg:height="4.064cm" svg:x="5.064cm" svg:y="1.381cm">
          <text:p text:style-name="P1">User space Application</text:p>
          <text:p text:style-name="P1">Gives &lt;I/P GPIO Pin&gt;</text:p>
          <text:p text:style-name="P1">&lt;O/P GPIO Pin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44cm" svg:y1="5.572cm" svg:x2="10.144cm" svg:y2="7.604cm">
          <text:p/>
        </draw:line>
        <draw:custom-shape draw:style-name="gr3" draw:text-style-name="P4" draw:layer="layout" svg:width="10.414cm" svg:height="5.334cm" svg:x="4.937cm" svg:y="7.604cm">
          <text:p text:style-name="P3"><text:span text:style-name="T1">GPIOI/P pin no → /dev/GPIOIN</text:span></text:p>
          <text:p text:style-name="P3"><text:span text:style-name="T1">GPIOI/OP pin no→ /dev/GPIOOU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44cm" svg:y1="12.938cm" svg:x2="10.144cm" svg:y2="15.097cm">
          <text:p/>
        </draw:line>
        <draw:custom-shape draw:style-name="gr4" draw:text-style-name="P5" draw:layer="layout" svg:width="9.906cm" svg:height="2.794cm" svg:x="5.064cm" svg:y="15.097cm">
          <text:p text:style-name="P5"><text:span text:style-name="T2">Kernel Program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017cm" svg:y1="17.891cm" svg:x2="10.017cm" svg:y2="20.177cm">
          <text:p/>
        </draw:line>
        <draw:custom-shape draw:style-name="gr5" draw:text-style-name="P5" draw:layer="layout" svg:width="9.525cm" svg:height="2.667cm" svg:x="5.445cm" svg:y="20.304cm">
          <text:p text:style-name="P6"><text:span text:style-name="T2">Hardwar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1.557cm" svg:height="2.953cm" svg:x="4.302cm" svg:y="23.987cm">
          <text:p text:style-name="P6"><text:span text:style-name="T3">On every Interrupts at select I/P GPIO</text:span></text:p>
          <text:p text:style-name="P6"><text:span text:style-name="T3">O/P value <text:s/>will toggle at selected O/P GPIO 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271cm" svg:y1="22.971cm" svg:x2="10.271cm" svg:y2="24.1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16:22:44.833297973</meta:creation-date>
    <dc:date>2020-01-24T16:35:43.602039215</dc:date>
    <meta:editing-duration>PT2M27S</meta:editing-duration>
    <meta:editing-cycles>2</meta:editing-cycles>
    <meta:generator>LibreOffice/5.3.6.1$Linux_X86_64 LibreOffice_project/30$Build-1</meta:generator>
    <meta:document-statistic meta:object-count="9"/>
  </office:meta>
</office:document-meta>
</file>